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d4ea6b" draw:textarea-horizontal-align="justify" draw:textarea-vertical-align="middle" draw:auto-grow-height="false" fo:min-height="7.031cm" fo:min-width="0.55cm"/>
    </style:style>
    <style:style style:name="gr14" style:family="graphic" style:parent-style-name="standard">
      <style:graphic-properties draw:fill-color="#dee6ef" draw:textarea-horizontal-align="justify" draw:textarea-vertical-align="middle" draw:auto-grow-height="false" fo:min-height="1.55cm" fo:min-width="4.9cm"/>
    </style:style>
    <style:style style:name="gr15" style:family="graphic" style:parent-style-name="standard">
      <style:graphic-properties draw:stroke="none" svg:stroke-color="#000000" draw:fill="none" draw:fill-color="#ffffff" draw:auto-grow-height="true" draw:auto-grow-width="false" fo:max-height="0cm" fo:min-height="0.945cm"/>
    </style:style>
    <style:style style:name="gr16" style:family="graphic" style:parent-style-name="standard">
      <style:graphic-properties draw:fill-color="#ffffff" draw:textarea-horizontal-align="justify" draw:textarea-vertical-align="middle" draw:auto-grow-height="false" fo:min-height="1.55cm" fo:min-width="2.9cm"/>
    </style:style>
    <style:style style:name="gr17" style:family="graphic" style:parent-style-name="standard">
      <style:graphic-properties draw:fill-color="#ffffd7" draw:textarea-horizontal-align="justify" draw:textarea-vertical-align="middle" draw:auto-grow-height="false" fo:min-height="1.55cm" fo:min-width="2.9cm"/>
    </style:style>
    <style:style style:name="gr18" style:family="graphic" style:parent-style-name="standard">
      <style:graphic-properties draw:fill-color="#ffffff" draw:textarea-horizontal-align="justify" draw:textarea-vertical-align="middle" draw:auto-grow-height="false" fo:min-height="1.55cm" fo:min-width="3.4cm"/>
    </style:style>
    <style:style style:name="gr19" style:family="graphic" style:parent-style-name="standard">
      <style:graphic-properties draw:fill-color="#ffffd7" draw:textarea-horizontal-align="justify" draw:textarea-vertical-align="middle" draw:auto-grow-height="false" fo:min-height="1.55cm" fo:min-width="3.4cm"/>
    </style:style>
    <style:style style:name="gr20" style:family="graphic" style:parent-style-name="standard">
      <style:graphic-properties draw:fill-color="#ffffff" draw:textarea-horizontal-align="justify" draw:textarea-vertical-align="middle" draw:auto-grow-height="false" fo:min-height="1.55cm" fo:min-width="3.9cm"/>
    </style:style>
    <style:style style:name="gr21" style:family="graphic" style:parent-style-name="standard">
      <style:graphic-properties draw:fill-color="#ffffff" draw:textarea-horizontal-align="justify" draw:textarea-vertical-align="middle" draw:auto-grow-height="false" fo:min-height="1.55cm" fo:min-width="3.894cm"/>
    </style:style>
    <style:style style:name="gr22" style:family="graphic" style:parent-style-name="standard">
      <style:graphic-properties draw:fill-color="#ffffd7" draw:textarea-horizontal-align="justify" draw:textarea-vertical-align="middle" draw:auto-grow-height="false" fo:min-height="1.55cm" fo:min-width="3.9cm"/>
    </style:style>
    <style:style style:name="gr23"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24"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style:style>
    <style:style style:name="gr25" style:family="graphic" style:parent-style-name="standard">
      <style:graphic-properties draw:fill-color="#ffffff" draw:textarea-horizontal-align="justify" draw:textarea-vertical-align="middle" draw:auto-grow-height="false" fo:min-height="1.55cm" fo:min-width="2.9cm"/>
    </style:style>
    <style:style style:name="gr26" style:family="graphic" style:parent-style-name="standard">
      <style:graphic-properties draw:fill-color="#ffffff" draw:textarea-horizontal-align="justify" draw:textarea-vertical-align="middle" draw:auto-grow-height="false" fo:min-height="1.55cm" fo:min-width="3.4cm"/>
    </style:style>
    <style:style style:name="gr27" style:family="graphic" style:parent-style-name="standard">
      <style:graphic-properties draw:fill-color="#ffffff" draw:textarea-horizontal-align="justify" draw:textarea-vertical-align="middle" draw:auto-grow-height="false" fo:min-height="1.55cm" fo:min-width="3.9cm"/>
    </style:style>
    <style:style style:name="gr28" style:family="graphic" style:parent-style-name="standard">
      <style:graphic-properties draw:fill-color="#ffffff" draw:textarea-horizontal-align="justify" draw:textarea-vertical-align="middle" draw:auto-grow-height="false" fo:min-height="1.55cm" fo:min-width="3.894cm"/>
    </style:style>
    <style:style style:name="gr29"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none" svg:stroke-color="#000000" draw:fill="none" draw:fill-color="#ffffff" draw:auto-grow-height="true" draw:auto-grow-width="false" fo:max-height="0cm" fo:min-height="0.712cm"/>
    </style:style>
    <style:style style:name="gr31" style:family="graphic" style:parent-style-name="Standard_5f_5">
      <style:graphic-properties draw:stroke="none" draw:fill-color="#ff5429" draw:textarea-horizontal-align="justify" draw:textarea-vertical-align="middle" draw:auto-grow-height="false" fo:min-height="14.281cm" fo:min-width="1.14cm"/>
    </style:style>
    <style:style style:name="gr32"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middle" fo:min-height="3.311cm"/>
    </style:style>
    <style:style style:name="pr10" style:family="presentation" style:parent-style-name="Default-outline1" style:list-style-name="L4">
      <style:graphic-properties fo:min-height="11.929cm"/>
    </style:style>
    <style:style style:name="pr11" style:family="presentation" style:parent-style-name="Default-title">
      <style:graphic-properties draw:textarea-vertical-align="middle" fo:min-height="3.79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title">
      <style:graphic-properties draw:textarea-vertical-align="top" fo:min-height="1.303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d4ea6b"/>
      <style:paragraph-properties fo:text-align="center"/>
      <style:text-properties fo:language="fr" fo:country="FR"/>
    </style:style>
    <style:style style:name="P24" style:family="paragraph">
      <loext:graphic-properties draw:fill-color="#dee6ef"/>
      <style:paragraph-properties fo:text-align="center"/>
    </style:style>
    <style:style style:name="P25"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26" style:family="paragraph">
      <loext:graphic-properties draw:fill-color="#ffffff"/>
      <style:paragraph-properties fo:text-align="center"/>
    </style:style>
    <style:style style:name="P27" style:family="paragraph">
      <loext:graphic-properties draw:fill-color="#ffffd7"/>
      <style:paragraph-properties fo:text-align="center"/>
    </style:style>
    <style:style style:name="P28" style:family="paragraph">
      <style:paragraph-properties fo:margin-left="0cm" fo:margin-right="0cm" fo:margin-top="0.497cm" fo:margin-bottom="0cm" fo:text-align="start" fo:text-indent="0cm" style:writing-mode="lr-tb"/>
      <style:text-properties fo:color="#ffffff" fo:font-size="18pt" fo:language="fr" fo:country="FR" fo:font-weight="normal" style:font-size-asian="18pt" style:font-weight-asian="normal" style:font-size-complex="18pt" style:font-weight-complex="normal"/>
    </style:style>
    <style:style style:name="P29" style:family="paragraph">
      <loext:graphic-properties draw:fill="none"/>
      <style:paragraph-properties fo:text-align="center"/>
    </style:style>
    <style:style style:name="P30" style:family="paragraph">
      <loext:graphic-properties draw:fill-color="#dee6ef"/>
      <style:paragraph-properties fo:text-align="center"/>
      <style:text-properties fo:font-size="18pt"/>
    </style:style>
    <style:style style:name="P31" style:family="paragraph">
      <loext:graphic-properties draw:fill-color="#ffffff"/>
      <style:paragraph-properties fo:text-align="center"/>
      <style:text-properties fo:font-size="18pt"/>
    </style:style>
    <style:style style:name="P32" style:family="paragraph">
      <loext:graphic-properties draw:fill-color="#ffffd7"/>
      <style:paragraph-properties fo:text-align="center"/>
      <style:text-properties fo:font-size="18pt"/>
    </style:style>
    <style:style style:name="P33" style:family="paragraph">
      <loext:graphic-properties draw:fill="none" draw:fill-color="#ffffff"/>
    </style:style>
    <style:style style:name="P34" style:family="paragraph">
      <loext:graphic-properties draw:fill-color="#ff5429"/>
      <style:paragraph-properties fo:text-align="center"/>
      <style:text-properties fo:language="fr" fo:country="FR"/>
    </style:style>
    <style:style style:name="P35" style:family="paragraph">
      <style:paragraph-properties fo:text-align="start" style:writing-mode="lr-tb"/>
      <style:text-properties fo:font-size="28pt" fo:language="fr" fo:country="FR" fo:font-weight="bold" style:font-size-asian="28pt" style:font-size-complex="28pt"/>
    </style:style>
    <style:style style:name="P36" style:family="paragraph">
      <loext:graphic-properties draw:fill-color="#3465a4"/>
      <style:paragraph-properties fo:text-align="center"/>
      <style:text-properties fo:language="fr" fo:country="FR"/>
    </style:style>
    <style:style style:name="P37" style:family="paragraph">
      <style:paragraph-properties fo:margin-left="0cm" fo:margin-right="0cm" fo:margin-top="0.497cm" fo:margin-bottom="0cm" fo:text-align="start" fo:text-indent="0cm">
        <style:tab-stops/>
      </style:paragraph-properties>
    </style:style>
    <style:style style:name="P3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9" style:family="paragraph">
      <loext:graphic-properties draw:fill-color="#ffffff"/>
      <style:paragraph-properties style:writing-mode="lr-tb"/>
      <style:text-properties fo:font-size="24pt" fo:language="fr" fo:country="FR" fo:font-weight="bold" style:font-weight-asian="bold" style:font-weight-complex="bold"/>
    </style:style>
    <style:style style:name="P4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font-size="24pt" fo:font-weight="bold" style:font-size-asian="24pt" style:font-weight-asian="bold" style:font-size-complex="24pt" style:font-weight-complex="bold"/>
    </style:style>
    <style:style style:name="T17" style:family="text">
      <style:text-properties fo:color="#ffffff" fo:font-size="18pt" fo:language="fr" fo:country="FR" fo:font-weight="bold" style:font-size-asian="18pt" style:font-weight-asian="bold" style:font-size-complex="18pt" style:font-weight-complex="bold"/>
    </style:style>
    <style:style style:name="T18" style:family="text">
      <style:text-properties fo:color="#ffffff" fo:font-size="18pt" fo:language="fr" fo:country="FR" fo:font-weight="normal" style:font-size-asian="18pt" style:font-weight-asian="normal" style:font-size-complex="18pt" style:font-weight-complex="normal"/>
    </style:style>
    <style:style style:name="T19" style:family="text">
      <style:text-properties fo:font-size="18pt"/>
    </style:style>
    <style:style style:name="T2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43cm 15.8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
          </draw:text-box>
        </draw:frame>
        <draw:custom-shape draw:style-name="gr12"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21" draw:layer="layout" svg:width="26.924cm" svg:height="3.799cm" svg:x="0.538cm" svg:y="5.976cm" presentation:class="title" presentation:user-transformed="true">
          <draw:text-box>
            <text:p text:style-name="P20"><text:span text:style-name="T14">Si on découpe au niveau vertical…</text:span><text:span text:style-name="T14"><text:line-break/></text:span><text:span text:style-name="T14">On crée soit une nouvelle story ou même une nouvelle feature</text:span></text:p>
          </draw:text-box>
        </draw:frame>
        <draw:custom-shape draw:style-name="gr10" draw:text-style-name="P17"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Ensemble de Stories / Epic</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list-item>
            </text:list>
          </draw:text-box>
        </draw:frame>
        <draw:custom-shape draw:style-name="gr12" draw:text-style-name="P17"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Et si on adjoint plusieurs features, ça donne une (User) Story Map</text:span></text:p>
          </draw:text-box>
        </draw:frame>
        <draw:custom-shape draw:style-name="gr10" draw:text-style-name="P17" draw:layer="layout" svg:width="1.147cm" svg:height="4.064cm" draw:transform="rotate (1.5707963267949) translate (-0.6cm 0.9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3" draw:text-style-name="P13" draw:layer="layout" svg:width="26.06cm" svg:height="10.305cm" svg:x="1.37cm" svg:y="2.295cm" presentation:class="outline" presentation:user-transformed="true">
          <draw:text-box>
            <text:list text:style-name="L2">
              <text:list-item>
                <text:p text:style-name="P12"><text:span text:style-name="T7">Ensemble de features placées de façon chronologique</text:span></text:p>
              </text:list-item>
              <text:list-item>
                <text:p text:style-name="P12"><text:span text:style-name="T7">Appelé aussi User Story Mapping</text:span></text:p>
              </text:list-item>
              <text:list-item>
                <text:p text:style-name="P12"><text:span text:style-name="T7">Permet de sortir la vision du produit</text:span></text:p>
                <text:list>
                  <text:list-item>
                    <text:p text:style-name="P1"><text:span text:style-name="T7">Très utile en début de projet</text:span></text:p>
                  </text:list-item>
                </text:list>
              </text:list-item>
              <text:list-item>
                <text:p text:style-name="P12"><text:span text:style-name="T7">Exprime un axe narratif du produit, son utilisation</text:span></text:p>
                <text:list>
                  <text:list-item>
                    <text:p text:style-name="P1"><text:span text:style-name="T7">Exemple : De la connexion à l'achat</text:span></text:p>
                    <text:p text:style-name="P1"><text:span text:style-name="T7"/></text:p>
                  </text:list-item>
                </text:list>
              </text:list-item>
            </text:list>
          </draw:text-box>
        </draw:frame>
        <draw:custom-shape draw:style-name="gr13" draw:text-style-name="P23"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4" draw:layer="layout" svg:width="5.4cm" svg:height="1.8cm" svg:x="2.6cm" svg:y="4.4cm">
          <text:p text:style-name="P20">Chercher</text:p>
          <draw:enhanced-geometry svg:viewBox="0 0 21600 21600" draw:type="rectangle" draw:enhanced-path="M 0 0 L 21600 0 21600 21600 0 21600 0 0 Z N"/>
        </draw:custom-shape>
        <draw:frame draw:style-name="gr15" draw:text-style-name="P25" draw:layer="layout" svg:width="10.8cm" svg:height="1.195cm" svg:x="8.4cm" svg:y="2.405cm">
          <draw:text-box>
            <text:p text:style-name="P20"><text:span text:style-name="T16">Chemin utilisateur</text:span></text:p>
          </draw:text-box>
        </draw:frame>
        <draw:custom-shape draw:style-name="gr16" draw:text-style-name="P26" draw:layer="layout" svg:width="3.4cm" svg:height="1.8cm" svg:x="2.6cm" svg:y="8.6cm">
          <text:p text:style-name="P20">Chercher </text:p>
          <text:p text:style-name="P20">par nom</text:p>
          <draw:enhanced-geometry svg:viewBox="0 0 21600 21600" draw:type="rectangle" draw:enhanced-path="M 0 0 L 21600 0 21600 21600 0 21600 0 0 Z N"/>
        </draw:custom-shape>
        <draw:custom-shape draw:style-name="gr16" draw:text-style-name="P26" draw:layer="layout" svg:width="3.4cm" svg:height="1.8cm" svg:x="2.6cm" svg:y="10.6cm">
          <text:p text:style-name="P20">Chercher</text:p>
          <text:p text:style-name="P20">par cat.</text:p>
          <draw:enhanced-geometry svg:viewBox="0 0 21600 21600" draw:type="rectangle" draw:enhanced-path="M 0 0 L 21600 0 21600 21600 0 21600 0 0 Z N"/>
        </draw:custom-shape>
        <draw:custom-shape draw:style-name="gr17" draw:text-style-name="P27" draw:layer="layout" svg:width="3.4cm" svg:height="1.8cm" svg:x="2.6cm" svg:y="6.5cm">
          <text:p text:style-name="P20">Chercher </text:p>
          <text:p text:style-name="P20">un produit</text:p>
          <draw:enhanced-geometry svg:viewBox="0 0 21600 21600" draw:type="rectangle" draw:enhanced-path="M 0 0 L 21600 0 21600 21600 0 21600 0 0 Z N"/>
        </draw:custom-shape>
        <draw:frame draw:style-name="gr15" draw:text-style-name="P25" draw:layer="layout" svg:width="10.8cm" svg:height="1.195cm" draw:transform="rotate (1.5707963267949) translate (0.6cm 13.906cm)">
          <draw:text-box>
            <text:p text:style-name="P20"><text:span text:style-name="T16">Priorité / Version</text:span></text:p>
          </draw:text-box>
        </draw:frame>
        <draw:custom-shape draw:style-name="gr14" draw:text-style-name="P24" draw:layer="layout" svg:width="5.4cm" svg:height="1.8cm" svg:x="10.4cm" svg:y="4.4cm">
          <text:p text:style-name="P20">Obtenir les détails</text:p>
          <draw:enhanced-geometry svg:viewBox="0 0 21600 21600" draw:type="rectangle" draw:enhanced-path="M 0 0 L 21600 0 21600 21600 0 21600 0 0 Z N"/>
        </draw:custom-shape>
        <draw:custom-shape draw:style-name="gr18" draw:text-style-name="P26" draw:layer="layout" svg:width="3.9cm" svg:height="1.8cm" svg:x="6.2cm" svg:y="8.6cm">
          <text:p text:style-name="P20">Trier </text:p>
          <text:p text:style-name="P20">les résultats</text:p>
          <draw:enhanced-geometry svg:viewBox="0 0 21600 21600" draw:type="rectangle" draw:enhanced-path="M 0 0 L 21600 0 21600 21600 0 21600 0 0 Z N"/>
        </draw:custom-shape>
        <draw:custom-shape draw:style-name="gr19" draw:text-style-name="P27" draw:layer="layout" svg:width="3.9cm" svg:height="1.8cm" svg:x="6.2cm" svg:y="6.5cm">
          <text:p text:style-name="P20">Obtenir</text:p>
          <text:p text:style-name="P20">les résultats</text:p>
          <draw:enhanced-geometry svg:viewBox="0 0 21600 21600" draw:type="rectangle" draw:enhanced-path="M 0 0 L 21600 0 21600 21600 0 21600 0 0 Z N"/>
        </draw:custom-shape>
        <draw:custom-shape draw:style-name="gr14" draw:text-style-name="P24" draw:layer="layout" svg:width="5.4cm" svg:height="1.8cm" svg:x="19.2cm" svg:y="4.4cm">
          <text:p text:style-name="P20">Acheter</text:p>
          <draw:enhanced-geometry svg:viewBox="0 0 21600 21600" draw:type="rectangle" draw:enhanced-path="M 0 0 L 21600 0 21600 21600 0 21600 0 0 Z N"/>
        </draw:custom-shape>
        <draw:custom-shape draw:style-name="gr19" draw:text-style-name="P27" draw:layer="layout" svg:width="3.9cm" svg:height="1.8cm" svg:x="10.4cm" svg:y="6.5cm">
          <text:p text:style-name="P20">Voir détails </text:p>
          <text:p text:style-name="P20">produit</text:p>
          <draw:enhanced-geometry svg:viewBox="0 0 21600 21600" draw:type="rectangle" draw:enhanced-path="M 0 0 L 21600 0 21600 21600 0 21600 0 0 Z N"/>
        </draw:custom-shape>
        <draw:custom-shape draw:style-name="gr20" draw:text-style-name="P26" draw:layer="layout" svg:width="4.4cm" svg:height="1.8cm" svg:x="10.4cm" svg:y="8.6cm">
          <text:p text:style-name="P20">Voir </text:p>
          <text:p text:style-name="P20">les images</text:p>
          <draw:enhanced-geometry svg:viewBox="0 0 21600 21600" draw:type="rectangle" draw:enhanced-path="M 0 0 L 21600 0 21600 21600 0 21600 0 0 Z N"/>
        </draw:custom-shape>
        <draw:custom-shape draw:style-name="gr21" draw:text-style-name="P26" draw:layer="layout" svg:width="4.394cm" svg:height="1.8cm" svg:x="10.4cm" svg:y="10.5cm">
          <text:p text:style-name="P20">Voir les </text:p>
          <text:p text:style-name="P20">commentaires</text:p>
          <draw:enhanced-geometry svg:viewBox="0 0 21600 21600" draw:type="rectangle" draw:enhanced-path="M 0 0 L 21600 0 21600 21600 0 21600 0 0 Z N"/>
        </draw:custom-shape>
        <draw:custom-shape draw:style-name="gr21" draw:text-style-name="P26" draw:layer="layout" svg:width="4.394cm" svg:height="1.8cm" svg:x="10.4cm" svg:y="12.4cm">
          <text:p text:style-name="P20">Voir produits</text:p>
          <text:p text:style-name="P20">associés</text:p>
          <draw:enhanced-geometry svg:viewBox="0 0 21600 21600" draw:type="rectangle" draw:enhanced-path="M 0 0 L 21600 0 21600 21600 0 21600 0 0 Z N"/>
        </draw:custom-shape>
        <draw:custom-shape draw:style-name="gr22" draw:text-style-name="P27" draw:layer="layout" svg:width="4.4cm" svg:height="1.8cm" svg:x="14.5cm" svg:y="6.5cm">
          <text:p text:style-name="P20">Ajouter produit</text:p>
          <text:p text:style-name="P20">au panier</text:p>
          <draw:enhanced-geometry svg:viewBox="0 0 21600 21600" draw:type="rectangle" draw:enhanced-path="M 0 0 L 21600 0 21600 21600 0 21600 0 0 Z N"/>
        </draw:custom-shape>
        <draw:custom-shape draw:style-name="gr19" draw:text-style-name="P27" draw:layer="layout" svg:width="3.9cm" svg:height="1.8cm" svg:x="19.2cm" svg:y="6.5cm">
          <text:p text:style-name="P20">Valider </text:p>
          <text:p text:style-name="P20">commande</text:p>
          <draw:enhanced-geometry svg:viewBox="0 0 21600 21600" draw:type="rectangle" draw:enhanced-path="M 0 0 L 21600 0 21600 21600 0 21600 0 0 Z N"/>
        </draw:custom-shape>
        <draw:custom-shape draw:style-name="gr19" draw:text-style-name="P27" draw:layer="layout" svg:width="3.9cm" svg:height="1.8cm" svg:x="23.3cm" svg:y="6.5cm">
          <text:p text:style-name="P20">Voir détails</text:p>
          <draw:enhanced-geometry svg:viewBox="0 0 21600 21600" draw:type="rectangle" draw:enhanced-path="M 0 0 L 21600 0 21600 21600 0 21600 0 0 Z N"/>
        </draw:custom-shape>
        <draw:custom-shape draw:style-name="gr20" draw:text-style-name="P26" draw:layer="layout" svg:width="4.4cm" svg:height="1.8cm" svg:x="19.2cm" svg:y="8.6cm">
          <text:p text:style-name="P20">Connecter </text:p>
          <text:p text:style-name="P20">au compte</text:p>
          <draw:enhanced-geometry svg:viewBox="0 0 21600 21600" draw:type="rectangle" draw:enhanced-path="M 0 0 L 21600 0 21600 21600 0 21600 0 0 Z N"/>
        </draw:custom-shape>
        <draw:frame presentation:style-name="pr14" draw:text-style-name="P28" draw:layer="layout" svg:width="7cm" svg:height="3.8cm" svg:x="20.6cm" svg:y="11.2cm" presentation:class="outline" presentation:user-transformed="true">
          <draw:text-box>
            <text:p text:style-name="P12"><text:span text:style-name="T17">Légende :</text:span></text:p>
            <text:list text:style-name="L2">
              <text:list-item>
                <text:p text:style-name="P12"><text:span text:style-name="T18">Jaune : epic</text:span></text:p>
              </text:list-item>
              <text:list-item>
                <text:p text:style-name="P12"><text:span text:style-name="T18">Bleu : features</text:span></text:p>
              </text:list-item>
              <text:list-item>
                <text:p text:style-name="P12"><text:span text:style-name="T18">Blanc : stories</text:span></text:p>
              </text:list-item>
            </text:list>
          </draw:text-box>
        </draw:frame>
        <draw:line draw:style-name="gr23" draw:text-style-name="P29" draw:layer="layout" svg:x1="1.885cm" svg:y1="3.695cm" svg:x2="27.485cm" svg:y2="3.695cm">
          <text:p/>
        </draw:line>
        <draw:line draw:style-name="gr24" draw:text-style-name="P29" draw:layer="layout" svg:x1="1.885cm" svg:y1="3.895cm" svg:x2="1.885cm" svg:y2="15.095cm">
          <text:p/>
        </draw:lin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pile de l'epic</text:span></text:p>
              </text:list-item>
              <text:list-item>
                <text:p text:style-name="P12"><text:span text:style-name="T7">Il est possible de séparer les Stories par version</text:span></text:p>
              </text:list-item>
            </text:list>
          </draw:text-box>
        </draw:frame>
        <draw:custom-shape draw:style-name="gr13" draw:text-style-name="P23"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3" draw:text-style-name="P23"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23" draw:text-style-name="P29" draw:layer="layout" svg:x1="2cm" svg:y1="3.8cm" svg:x2="27.6cm" svg:y2="3.8cm">
          <text:p/>
        </draw:line>
        <draw:line draw:style-name="gr24" draw:text-style-name="P29" draw:layer="layout" svg:x1="2cm" svg:y1="4cm" svg:x2="2cm" svg:y2="15.2cm">
          <text:p/>
        </draw:line>
        <draw:custom-shape draw:style-name="gr14" draw:text-style-name="P30" draw:layer="layout" svg:width="5.4cm" svg:height="1.8cm" svg:x="2.6cm" svg:y="4.4cm">
          <text:p text:style-name="P20"><text:span text:style-name="T19">Chercher</text:span></text:p>
          <draw:enhanced-geometry svg:viewBox="0 0 21600 21600" draw:type="rectangle" draw:enhanced-path="M 0 0 L 21600 0 21600 21600 0 21600 0 0 Z N"/>
        </draw:custom-shape>
        <draw:frame draw:style-name="gr15" draw:text-style-name="P25" draw:layer="layout" svg:width="10.8cm" svg:height="1.195cm" svg:x="8.4cm" svg:y="2.405cm">
          <draw:text-box>
            <text:p text:style-name="P20"><text:span text:style-name="T16">Chemin utilisateur</text:span></text:p>
          </draw:text-box>
        </draw:frame>
        <draw:custom-shape draw:style-name="gr25" draw:text-style-name="P31" draw:layer="layout" svg:width="3.4cm" svg:height="1.8cm" svg:x="2.6cm" svg:y="8.4cm">
          <text:p/>
          <draw:enhanced-geometry svg:viewBox="0 0 21600 21600" draw:type="rectangle" draw:enhanced-path="M 0 0 L 21600 0 21600 21600 0 21600 0 0 Z N"/>
        </draw:custom-shape>
        <draw:custom-shape draw:style-name="gr25" draw:text-style-name="P31" draw:layer="layout" svg:width="3.4cm" svg:height="1.8cm" svg:x="2.6cm" svg:y="10.6cm">
          <text:p/>
          <draw:enhanced-geometry svg:viewBox="0 0 21600 21600" draw:type="rectangle" draw:enhanced-path="M 0 0 L 21600 0 21600 21600 0 21600 0 0 Z N"/>
        </draw:custom-shape>
        <draw:custom-shape draw:style-name="gr17" draw:text-style-name="P32" draw:layer="layout" svg:width="3.4cm" svg:height="1.8cm" svg:x="2.6cm" svg:y="6.5cm">
          <text:p text:style-name="P20"><text:span text:style-name="T19">Chercher </text:span></text:p>
          <text:p text:style-name="P20"><text:span text:style-name="T19">un produit</text:span></text:p>
          <draw:enhanced-geometry svg:viewBox="0 0 21600 21600" draw:type="rectangle" draw:enhanced-path="M 0 0 L 21600 0 21600 21600 0 21600 0 0 Z N"/>
        </draw:custom-shape>
        <draw:frame draw:style-name="gr15" draw:text-style-name="P25" draw:layer="layout" svg:width="10.8cm" svg:height="1.195cm" draw:transform="rotate (1.5707963267949) translate (0.6cm 13.906cm)">
          <draw:text-box>
            <text:p text:style-name="P20"><text:span text:style-name="T16">Priorité / Version</text:span></text:p>
          </draw:text-box>
        </draw:frame>
        <draw:custom-shape draw:style-name="gr14" draw:text-style-name="P30" draw:layer="layout" svg:width="5.4cm" svg:height="1.8cm" svg:x="10.4cm" svg:y="4.4cm">
          <text:p text:style-name="P20"><text:span text:style-name="T19">Obtenir les détails</text:span></text:p>
          <draw:enhanced-geometry svg:viewBox="0 0 21600 21600" draw:type="rectangle" draw:enhanced-path="M 0 0 L 21600 0 21600 21600 0 21600 0 0 Z N"/>
        </draw:custom-shape>
        <draw:custom-shape draw:style-name="gr26" draw:text-style-name="P31" draw:layer="layout" svg:width="3.9cm" svg:height="1.8cm" svg:x="6.2cm" svg:y="8.4cm">
          <text:p/>
          <draw:enhanced-geometry svg:viewBox="0 0 21600 21600" draw:type="rectangle" draw:enhanced-path="M 0 0 L 21600 0 21600 21600 0 21600 0 0 Z N"/>
        </draw:custom-shape>
        <draw:custom-shape draw:style-name="gr19" draw:text-style-name="P32" draw:layer="layout" svg:width="3.9cm" svg:height="1.8cm" svg:x="6.2cm" svg:y="6.5cm">
          <text:p text:style-name="P20"><text:span text:style-name="T19">Obtenir</text:span></text:p>
          <text:p text:style-name="P20"><text:span text:style-name="T19">les résultats</text:span></text:p>
          <draw:enhanced-geometry svg:viewBox="0 0 21600 21600" draw:type="rectangle" draw:enhanced-path="M 0 0 L 21600 0 21600 21600 0 21600 0 0 Z N"/>
        </draw:custom-shape>
        <draw:custom-shape draw:style-name="gr14" draw:text-style-name="P30" draw:layer="layout" svg:width="5.4cm" svg:height="1.8cm" svg:x="19.2cm" svg:y="4.4cm">
          <text:p text:style-name="P20"><text:span text:style-name="T19">Acheter</text:span></text:p>
          <draw:enhanced-geometry svg:viewBox="0 0 21600 21600" draw:type="rectangle" draw:enhanced-path="M 0 0 L 21600 0 21600 21600 0 21600 0 0 Z N"/>
        </draw:custom-shape>
        <draw:custom-shape draw:style-name="gr19" draw:text-style-name="P32" draw:layer="layout" svg:width="3.9cm" svg:height="1.8cm" svg:x="10.4cm" svg:y="6.5cm">
          <text:p text:style-name="P20"><text:span text:style-name="T19">Voir détails </text:span></text:p>
          <text:p text:style-name="P20"><text:span text:style-name="T19">produit</text:span></text:p>
          <draw:enhanced-geometry svg:viewBox="0 0 21600 21600" draw:type="rectangle" draw:enhanced-path="M 0 0 L 21600 0 21600 21600 0 21600 0 0 Z N"/>
        </draw:custom-shape>
        <draw:custom-shape draw:style-name="gr27" draw:text-style-name="P31" draw:layer="layout" svg:width="4.4cm" svg:height="1.8cm" svg:x="10.4cm" svg:y="8.4cm">
          <text:p/>
          <draw:enhanced-geometry svg:viewBox="0 0 21600 21600" draw:type="rectangle" draw:enhanced-path="M 0 0 L 21600 0 21600 21600 0 21600 0 0 Z N"/>
        </draw:custom-shape>
        <draw:custom-shape draw:style-name="gr28" draw:text-style-name="P31" draw:layer="layout" svg:width="4.394cm" svg:height="1.8cm" svg:x="10.4cm" svg:y="10.6cm">
          <text:p/>
          <draw:enhanced-geometry svg:viewBox="0 0 21600 21600" draw:type="rectangle" draw:enhanced-path="M 0 0 L 21600 0 21600 21600 0 21600 0 0 Z N"/>
        </draw:custom-shape>
        <draw:custom-shape draw:style-name="gr28" draw:text-style-name="P31" draw:layer="layout" svg:width="4.394cm" svg:height="1.8cm" svg:x="10.4cm" svg:y="12.7cm">
          <text:p/>
          <draw:enhanced-geometry svg:viewBox="0 0 21600 21600" draw:type="rectangle" draw:enhanced-path="M 0 0 L 21600 0 21600 21600 0 21600 0 0 Z N"/>
        </draw:custom-shape>
        <draw:custom-shape draw:style-name="gr22" draw:text-style-name="P32" draw:layer="layout" svg:width="4.4cm" svg:height="1.8cm" svg:x="14.5cm" svg:y="6.5cm">
          <text:p text:style-name="P20"><text:span text:style-name="T19">Ajouter produit</text:span></text:p>
          <text:p text:style-name="P20"><text:span text:style-name="T19">au panier</text:span></text:p>
          <draw:enhanced-geometry svg:viewBox="0 0 21600 21600" draw:type="rectangle" draw:enhanced-path="M 0 0 L 21600 0 21600 21600 0 21600 0 0 Z N"/>
        </draw:custom-shape>
        <draw:custom-shape draw:style-name="gr19" draw:text-style-name="P32" draw:layer="layout" svg:width="3.9cm" svg:height="1.8cm" svg:x="19.2cm" svg:y="6.5cm">
          <text:p text:style-name="P20"><text:span text:style-name="T19">Valider </text:span></text:p>
          <text:p text:style-name="P20"><text:span text:style-name="T19">commande</text:span></text:p>
          <draw:enhanced-geometry svg:viewBox="0 0 21600 21600" draw:type="rectangle" draw:enhanced-path="M 0 0 L 21600 0 21600 21600 0 21600 0 0 Z N"/>
        </draw:custom-shape>
        <draw:custom-shape draw:style-name="gr19" draw:text-style-name="P32" draw:layer="layout" svg:width="3.9cm" svg:height="1.8cm" svg:x="23.3cm" svg:y="6.5cm">
          <text:p text:style-name="P20"><text:span text:style-name="T19">Voir détails</text:span></text:p>
          <draw:enhanced-geometry svg:viewBox="0 0 21600 21600" draw:type="rectangle" draw:enhanced-path="M 0 0 L 21600 0 21600 21600 0 21600 0 0 Z N"/>
        </draw:custom-shape>
        <draw:custom-shape draw:style-name="gr27" draw:text-style-name="P31" draw:layer="layout" svg:width="4.4cm" svg:height="1.8cm" svg:x="19.2cm" svg:y="8.4cm">
          <text:p/>
          <draw:enhanced-geometry svg:viewBox="0 0 21600 21600" draw:type="rectangle" draw:enhanced-path="M 0 0 L 21600 0 21600 21600 0 21600 0 0 Z N"/>
        </draw:custom-shape>
        <draw:line draw:style-name="gr29" draw:text-style-name="P29" draw:layer="layout" svg:x1="2.4cm" svg:y1="10.4cm" svg:x2="26.8cm" svg:y2="10.4cm">
          <text:p/>
        </draw:line>
        <draw:frame draw:style-name="gr30" draw:text-style-name="P33" draw:layer="layout" svg:width="3.2cm" svg:height="0.962cm" svg:x="24.2cm" svg:y="9.438cm">
          <draw:text-box>
            <text:p>version 1</text:p>
          </draw:text-box>
        </draw:frame>
        <draw:line draw:style-name="gr29" draw:text-style-name="P29" draw:layer="layout" svg:x1="2.391cm" svg:y1="12.509cm" svg:x2="26.791cm" svg:y2="12.509cm">
          <text:p/>
        </draw:line>
        <draw:frame draw:style-name="gr30" draw:text-style-name="P33" draw:layer="layout" svg:width="3.2cm" svg:height="0.962cm" svg:x="24.191cm" svg:y="11.547cm">
          <draw:text-box>
            <text:p>version 2</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custom-shape draw:style-name="gr31" draw:text-style-name="P3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35" draw:layer="layout" svg:width="25.198cm" svg:height="1.303cm" svg:x="1.393cm" svg:y="0.627cm" presentation:class="title" presentation:user-transformed="true">
          <draw:text-box>
            <text:p text:style-name="P1"><text:span text:style-name="T20">Pratiquons ! - User Story Map</text:span></text:p>
          </draw:text-box>
        </draw:frame>
        <draw:custom-shape draw:style-name="gr32" draw:text-style-name="P3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8" draw:layer="layout" svg:width="26.06cm" svg:height="9.904cm" svg:x="1.346cm" svg:y="2.296cm" presentation:class="outline" presentation:user-transformed="true">
          <draw:text-box>
            <text:p text:style-name="P37"><text:span text:style-name="T21">Pré-requis : </text:span></text:p>
            <text:list text:style-name="L2">
              <text:list-item>
                <text:p text:style-name="P12"><text:span text:style-name="T22">Avoir la ressource </text:span><text:span text:style-name="T23">ressources/redaction-user-story-map</text:span></text:p>
                <text:p text:style-name="P12"><text:span text:style-name="T22"/></text:p>
              </text:list-item>
            </text:list>
            <text:p text:style-name="P12"><text:span text:style-name="T22">A télécharger ici : </text:span><text:span text:style-name="T24"><text:a xlink:href="https://download-directory.github.io/?url=https%3A%2F%2Fgithub.com%2FDanYellow%2Fcours%2Ftree%2Fmain%2Fgestion-de-projet-s3%2Ftravaux-pratiques%2Fnumero-2%2Fressources%2Fredaction-user-stories" xlink:type="simple">https://download-directory.github.io/?url=https%3A%2F%2Fgithub.com%2FDanYellow%2Fcours%2Ftree%2Fmain%2Fgestion-de-projet-s3%2Ftravaux-pratiques%2Fnumero-2%2Fressources%2Fredaction-user-stories</text:a></text:span></text:p>
            <text:p text:style-name="P12"><text:span text:style-name="T22"/></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dc:date>2022-06-25T23:38:17</dc:date>
          <text:p/>
        </officeooo:annotation>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18"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item>
            </text:list>
          </draw:text-box>
        </draw:frame>
        <draw:custom-shape draw:style-name="gr13" draw:text-style-name="P23"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conclure</text:span></text:p>
          </draw:text-box>
        </draw:frame>
        <draw:frame presentation:style-name="pr19" draw:text-style-name="P13" draw:layer="layout" svg:width="26.06cm" svg:height="7.505cm" svg:x="1.37cm" svg:y="4.095cm" presentation:class="outline" presentation:user-transformed="true">
          <draw:text-box>
            <text:p text:style-name="P12"><text:span text:style-name="T7">User Story Map(ping) et User Journey Map sont très bons outils pour avoir la vision d'un produit et / ou définir les premières Stories d'un projet.</text:span></text:p>
          </draw:text-box>
        </draw:frame>
        <draw:custom-shape draw:style-name="gr13" draw:text-style-name="P23" draw:layer="layout" svg:width="1.05cm" svg:height="7.281cm" draw:transform="rotate (-1.5707963267949) translate (28.252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4" draw:master-page-name="Default" presentation:presentation-page-layout-name="AL3T1">
        <office:forms form:automatic-focus="false" form:apply-design-mode="false"/>
        <draw:frame presentation:style-name="pr20" draw:text-style-name="P39" draw:layer="layout" svg:width="25.198cm" svg:height="12.191cm" svg:x="1.4cm" svg:y="1.713cm">
          <draw:text-box>
            <text:p><text:span text:style-name="T25">Questions ?</text:span></text:p>
          </draw:text-box>
        </draw:frame>
        <presentation:notes draw:style-name="dp2">
          <draw:page-thumbnail draw:style-name="gr3" draw:layer="layout" svg:width="13.586cm" svg:height="11.136cm" svg:x="3.703cm" svg:y="2.252cm" draw:page-number="18" presentation:class="page"/>
          <draw:frame presentation:style-name="pr3" draw:text-style-name="P40" draw:layer="layout" svg:width="16.8cm" svg:height="13.365cm" svg:x="2.097cm" svg:y="14.103cm" presentation:class="notes" presentation:placeholder="true">
            <draw:text-box/>
          </draw:frame>
        </presentation:notes>
      </draw:page>
      <draw:page draw:name="page1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7</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17</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7T10:55:16.111000000</dc:date>
    <meta:editing-duration>P21DT5H42M4S</meta:editing-duration>
    <meta:editing-cycles>1136</meta:editing-cycles>
    <meta:generator>LibreOffice/6.2.5.2$Windows_X86_64 LibreOffice_project/1ec314fa52f458adc18c4f025c545a4e8b22c159</meta:generator>
    <meta:document-statistic meta:object-count="161"/>
  </office:meta>
</office:document-meta>
</file>